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JP:palt1" svg:font-family="'Noto Sans CJK JP:palt', 'Noto Sans CJK KR', 'Noto Sans CJK SC', 'Noto Sans CJK TC', 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top" draw:auto-grow-height="false" fo:min-height="10.088cm" fo:min-width="3.539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bottom" draw:auto-grow-height="false" fo:min-height="1.595cm" fo:min-width="0.66cm" fo:padding-top="0cm" fo:padding-bottom="0cm" fo:padding-left="0.25cm" fo:padding-right="0.25cm" fo:wrap-option="no-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003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bottom" draw:auto-grow-height="false" fo:min-height="1.594cm" fo:min-width="0.66cm" fo:padding-top="0cm" fo:padding-bottom="0cm" fo:padding-left="0.25cm" fo:padding-right="0.25cm" fo:wrap-option="no-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003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bottom" draw:auto-grow-height="false" fo:min-height="1.595cm" fo:min-width="0.66cm" fo:padding-top="0cm" fo:padding-bottom="0cm" fo:padding-left="0.25cm" fo:padding-right="0.25cm" fo:wrap-option="no-wrap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001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8cm" fo:min-width="1.598cm" fo:padding-top="0.101cm" fo:padding-bottom="0.101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695cm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9cm" fo:min-width="1.598cm" fo:padding-top="0.101cm" fo:padding-bottom="0.101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8cm" fo:min-width="1.598cm" fo:padding-top="0.101cm" fo:padding-bottom="0.101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8cm" fo:min-width="1.598cm" fo:padding-top="0.101cm" fo:padding-bottom="0.101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2cm" fo:min-width="1.598cm" fo:padding-top="0.101cm" fo:padding-bottom="0.101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8cm" fo:min-width="1.598cm" fo:padding-top="0.101cm" fo:padding-bottom="0.101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bottom" draw:auto-grow-height="false" fo:min-height="2.663cm" fo:min-width="1.126cm" fo:padding-top="0cm" fo:padding-bottom="0cm" fo:padding-left="0.25cm" fo:padding-right="0.25cm" fo:wrap-option="no-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38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1.259cm"/>
      <style:paragraph-properties style:writing-mode="lr-tb"/>
    </style:style>
    <style:style style:name="gr5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2.241cm" fo:min-width="12.383cm" fo:padding-top="0.107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4" style:family="presentation" style:parent-style-name="Blue_5f_Curve1_5f_-outline1">
      <style:graphic-properties fo:min-height="5.576cm"/>
      <style:paragraph-properties style:writing-mode="lr-tb"/>
    </style:style>
    <style:style style:name="pr5" style:family="presentation" style:parent-style-name="Blue_5f_Curve1_5f_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4cm"/>
      <style:paragraph-properties style:writing-mode="lr-tb"/>
    </style:style>
    <style:style style:name="pr9" style:family="presentation" style:parent-style-name="Blue_5f_Curve1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12pt" style:font-size-complex="1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8pt" style:font-size-asian="12pt" style:font-size-complex="1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1.905cm" svg:y="4.5cm" presentation:class="title" presentation:user-transformed="true">
          <draw:text-box>
            <text:p>SWENG 837 – Course Project</text:p>
          </draw:text-box>
        </draw:frame>
        <draw:frame presentation:style-name="pr1" draw:text-style-name="P2" draw:layer="layout" svg:width="25cm" svg:height="3cm" svg:x="1.905cm" svg:y="6.985cm" presentation:class="title" presentation:user-transformed="true">
          <draw:text-box>
            <text:p><text:span text:style-name="T1">Auth</text:span><text:span text:style-name="T1">entic</text:span><text:span text:style-name="T1">ation </text:span><text:span text:style-name="T1">Syst</text:span><text:span text:style-name="T1">em</text:span></text:p>
          </draw:text-box>
        </draw:frame>
        <draw:frame presentation:style-name="pr1" draw:text-style-name="P2" draw:layer="layout" svg:width="25cm" svg:height="3cm" svg:x="1.905cm" svg:y="9.7cm" presentation:class="title" presentation:user-transformed="true">
          <draw:text-box>
            <text:p><text:span text:style-name="T1">Levi </text:span><text:span text:style-name="T1">Crosi</text:span><text:span text:style-name="T1">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Introduction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2">Advising customers on cybersecurity best practices and regulations</text:span></text:p>
              </text:list-item>
              <text:list-item>
                <text:p><text:span text:style-name="T2">Implementing cybersecurity applications and practices</text:span></text:p>
              </text:list-item>
              <text:list-item>
                <text:p><text:span text:style-name="T2">Build customer User/Password authentication system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Backgroun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Authentication systems are an integral to security</text:p>
              </text:list-item>
              <text:list-item>
                <text:p text:style-name="P4"><text:span text:style-name="T2">Centralized authentication removes the need to create multiple </text:span><text:span text:style-name="T2">user accounts for different applications </text:span></text:p>
              </text:list-item>
              <text:list-item>
                <text:p>Determines <text:span text:style-name="T3">who</text:span><text:span text:style-name="T2"> has access</text:span></text:p>
              </text:list-item>
              <text:list-item>
                <text:p><text:span text:style-name="T2">Not used to determine </text:span><text:span text:style-name="T3">what</text:span><text:span text:style-name="T2"> can be accessed</text:span></text:p>
                <text:list>
                  <text:list-item>
                    <text:p><text:span text:style-name="T2">This is the responsibility of authorizatio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3T3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Type of Access</text:p>
          </draw:text-box>
        </draw:frame>
        <draw:frame presentation:style-name="pr7" draw:text-style-name="P1" draw:layer="layout" svg:width="12.687cm" svg:height="10cm" svg:x="1cm" svg:y="3cm" presentation:class="outline">
          <draw:text-box>
            <text:list text:style-name="L2">
              <text:list-item>
                <text:p>Standard User authentication</text:p>
              </text:list-item>
              <text:list-item>
                <text:p>SSH asymmetric key authentication</text:p>
              </text:list-item>
              <text:list-item>
                <text:p>API Token authentication</text:p>
              </text:list-item>
            </text:list>
          </draw:text-box>
        </draw:frame>
        <draw:custom-shape draw:style-name="gr2" draw:text-style-name="P6" draw:layer="layout" svg:width="3.993cm" svg:height="10.292cm" svg:x="18.8cm" svg:y="2.6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"><text:span text:style-name="T4">Secure Authentication </text:span><text:span text:style-name="T4">System</text:span>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3" draw:text-style-name="P8" draw:layer="layout" svg:width="1.16cm" svg:height="1.595cm" svg:x="13.97cm" svg:y="2.54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7"><text:span text:style-name="T5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" draw:text-style-name="P9" draw:layer="layout" svg:width="0.29cm" svg:height="0.291cm" svg:x="14.405cm" svg:y="2.6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0" draw:layer="layout" svg:x1="14.55cm" svg:y1="2.975cm" svg:x2="14.55cm" svg:y2="3.422cm">
              <text:p/>
            </draw:line>
            <draw:line draw:style-name="gr6" draw:text-style-name="P10" draw:layer="layout" svg:x1="14.26cm" svg:y1="3.12cm" svg:x2="14.851cm" svg:y2="3.12cm">
              <text:p/>
            </draw:line>
            <draw:line draw:style-name="gr7" draw:text-style-name="P10" draw:layer="layout" svg:x1="14.55cm" svg:y1="3.41cm" svg:x2="14.84cm" svg:y2="3.7cm">
              <text:p/>
            </draw:line>
            <draw:line draw:style-name="gr8" draw:text-style-name="P10" draw:layer="layout" svg:x1="14.55cm" svg:y1="3.41cm" svg:x2="14.26cm" svg:y2="3.7cm">
              <text:p/>
            </draw:line>
          </draw:g>
        </draw:g>
        <draw:g xml:id="id11" draw:id="id11">
          <draw:custom-shape draw:style-name="gr9" draw:text-style-name="P8" draw:layer="layout" svg:width="1.16cm" svg:height="1.594cm" svg:x="13.97cm" svg:y="5.959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7"><text:span text:style-name="T5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9" draw:layer="layout" svg:width="0.29cm" svg:height="0.291cm" svg:x="14.405cm" svg:y="6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10" draw:layer="layout" svg:x1="14.55cm" svg:y1="6.393cm" svg:x2="14.55cm" svg:y2="6.84cm">
              <text:p/>
            </draw:line>
            <draw:line draw:style-name="gr12" draw:text-style-name="P10" draw:layer="layout" svg:x1="14.26cm" svg:y1="6.538cm" svg:x2="14.851cm" svg:y2="6.538cm">
              <text:p/>
            </draw:line>
            <draw:line draw:style-name="gr13" draw:text-style-name="P10" draw:layer="layout" svg:x1="14.55cm" svg:y1="6.828cm" svg:x2="14.84cm" svg:y2="7.118cm">
              <text:p/>
            </draw:line>
            <draw:line draw:style-name="gr14" draw:text-style-name="P10" draw:layer="layout" svg:x1="14.55cm" svg:y1="6.828cm" svg:x2="14.26cm" svg:y2="7.118cm">
              <text:p/>
            </draw:line>
          </draw:g>
        </draw:g>
        <draw:g xml:id="id8" draw:id="id8">
          <draw:custom-shape draw:style-name="gr15" draw:text-style-name="P8" draw:layer="layout" svg:width="1.16cm" svg:height="1.595cm" svg:x="13.97cm" svg:y="9.966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7"><text:span text:style-name="T5">System </text:span><text:span text:style-name="T5">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9" draw:layer="layout" svg:width="0.29cm" svg:height="0.289cm" svg:x="14.405cm" svg:y="10.1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7" draw:text-style-name="P10" draw:layer="layout" svg:x1="14.55cm" svg:y1="10.401cm" svg:x2="14.55cm" svg:y2="10.848cm">
              <text:p/>
            </draw:line>
            <draw:line draw:style-name="gr18" draw:text-style-name="P10" draw:layer="layout" svg:x1="14.26cm" svg:y1="10.546cm" svg:x2="14.851cm" svg:y2="10.546cm">
              <text:p/>
            </draw:line>
            <draw:line draw:style-name="gr19" draw:text-style-name="P10" draw:layer="layout" svg:x1="14.55cm" svg:y1="10.836cm" svg:x2="14.84cm" svg:y2="11.126cm">
              <text:p/>
            </draw:line>
            <draw:line draw:style-name="gr20" draw:text-style-name="P10" draw:layer="layout" svg:x1="14.55cm" svg:y1="10.836cm" svg:x2="14.26cm" svg:y2="11.126cm">
              <text:p/>
            </draw:line>
          </draw:g>
        </draw:g>
        <draw:custom-shape draw:style-name="gr21" draw:text-style-name="P12" xml:id="id3" draw:id="id3" draw:layer="layout" svg:width="2.898cm" svg:height="1.16cm" svg:x="19.331cm" svg:y="3.7cm">
          <text:p text:style-name="P11"><text:span text:style-name="T6">Authenticate Login Cred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3" xml:id="id4" draw:id="id4" draw:layer="layout" svg:width="2.915cm" svg:height="0.945cm" svg:x="25.508cm" svg:y="3.392cm">
          <draw:text-box>
            <text:p><text:span text:style-name="T7">&lt;&lt; MFA </text:span><text:span text:style-name="T7">Subsystem </text:span><text:span text:style-name="T7">&gt;&gt;</text:span></text:p>
          </draw:text-box>
        </draw:frame>
        <draw:connector draw:style-name="gr23" draw:text-style-name="P14" draw:layer="layout" draw:type="line" svg:x1="19.331cm" svg:y1="9.036cm" svg:x2="15.13cm" svg:y2="3.337cm" draw:start-shape="id1" draw:start-glue-point="6" draw:end-shape="id2" draw:end-glue-point="1" svg:d="M19331 9036l-4201-5699" svg:viewBox="0 0 4202 5700">
          <text:p/>
        </draw:connector>
        <draw:connector draw:style-name="gr24" draw:text-style-name="P14" draw:layer="layout" draw:type="line" svg:x1="19.331cm" svg:y1="4.28cm" svg:x2="15.13cm" svg:y2="3.337cm" draw:start-shape="id3" draw:start-glue-point="6" draw:end-shape="id2" draw:end-glue-point="1" svg:d="M19331 4280l-4201-943" svg:viewBox="0 0 4202 944">
          <text:p/>
        </draw:connector>
        <draw:connector draw:style-name="gr25" draw:text-style-name="P14" draw:layer="layout" draw:type="line" svg:x1="25.508cm" svg:y1="3.864cm" svg:x2="22.229cm" svg:y2="4.28cm" draw:start-shape="id4" draw:start-glue-point="3" draw:end-shape="id3" draw:end-glue-point="10" svg:d="M25508 3864l-3279 416" svg:viewBox="0 0 3280 417">
          <text:p/>
        </draw:connector>
        <draw:custom-shape draw:style-name="gr26" draw:text-style-name="P12" xml:id="id5" draw:id="id5" draw:layer="layout" svg:width="2.898cm" svg:height="1.161cm" svg:x="19.331cm" svg:y="5.28cm">
          <text:p text:style-name="P11"><text:span text:style-name="T6">Authenticate SSH Ke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4" draw:layer="layout" draw:type="line" svg:x1="19.331cm" svg:y1="5.861cm" svg:x2="15.13cm" svg:y2="3.337cm" draw:start-shape="id5" draw:start-glue-point="6" draw:end-shape="id2" draw:end-glue-point="1" svg:d="M19331 5861l-4201-2524" svg:viewBox="0 0 4202 2525">
          <text:p/>
        </draw:connector>
        <draw:frame draw:style-name="gr22" draw:text-style-name="P13" xml:id="id6" draw:id="id6" draw:layer="layout" svg:width="3.744cm" svg:height="0.945cm" svg:x="25.094cm" svg:y="8.221cm">
          <draw:text-box>
            <text:p><text:span text:style-name="T7">&lt;&lt; Data </text:span><text:span text:style-name="T7">Storage </text:span><text:span text:style-name="T7">Subsystem </text:span><text:span text:style-name="T7">&gt;&gt;</text:span></text:p>
          </draw:text-box>
        </draw:frame>
        <draw:connector draw:style-name="gr28" draw:text-style-name="P14" draw:layer="layout" draw:type="line" svg:x1="25.094cm" svg:y1="8.693cm" svg:x2="22.229cm" svg:y2="4.28cm" draw:start-shape="id6" draw:start-glue-point="3" draw:end-shape="id3" draw:end-glue-point="10" svg:d="M25094 8693l-2865-4413" svg:viewBox="0 0 2866 4414">
          <text:p/>
        </draw:connector>
        <draw:connector draw:style-name="gr29" draw:text-style-name="P14" draw:layer="layout" draw:type="line" svg:x1="25.094cm" svg:y1="8.693cm" svg:x2="22.229cm" svg:y2="5.861cm" draw:start-shape="id6" draw:start-glue-point="3" draw:end-shape="id5" draw:end-glue-point="10" svg:d="M25094 8693l-2865-2832" svg:viewBox="0 0 2866 2833">
          <text:p/>
        </draw:connector>
        <draw:custom-shape draw:style-name="gr30" draw:text-style-name="P12" xml:id="id7" draw:id="id7" draw:layer="layout" svg:width="2.898cm" svg:height="1.16cm" svg:x="19.331cm" svg:y="6.95cm">
          <text:p text:style-name="P11"><text:span text:style-name="T6">Connec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4" draw:layer="layout" draw:type="line" svg:x1="19.331cm" svg:y1="7.53cm" svg:x2="15.13cm" svg:y2="10.763cm" draw:start-shape="id7" draw:start-glue-point="6" draw:end-shape="id8" draw:end-glue-point="1" svg:d="M19331 7530l-4201 3233" svg:viewBox="0 0 4202 3234">
          <text:p/>
        </draw:connector>
        <draw:connector draw:style-name="gr32" draw:text-style-name="P14" draw:layer="layout" draw:type="line" svg:x1="25.094cm" svg:y1="8.693cm" svg:x2="22.229cm" svg:y2="7.53cm" draw:start-shape="id6" draw:start-glue-point="3" draw:end-shape="id7" draw:end-glue-point="10" svg:d="M25094 8693l-2865-1163" svg:viewBox="0 0 2866 1164">
          <text:p/>
        </draw:connector>
        <draw:connector draw:style-name="gr33" draw:text-style-name="P14" draw:layer="layout" draw:type="line" svg:x1="25.508cm" svg:y1="3.864cm" svg:x2="22.229cm" svg:y2="7.53cm" draw:start-shape="id4" draw:start-glue-point="3" draw:end-shape="id7" draw:end-glue-point="10" svg:d="M25508 3864l-3279 3666" svg:viewBox="0 0 3280 3667">
          <text:p/>
        </draw:connector>
        <draw:custom-shape draw:style-name="gr34" draw:text-style-name="P12" xml:id="id1" draw:id="id1" draw:layer="layout" svg:width="2.898cm" svg:height="1.16cm" svg:x="19.331cm" svg:y="8.456cm">
          <text:p text:style-name="P11"><text:span text:style-name="T6">Generate Access Tok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4" draw:layer="layout" draw:type="line" svg:x1="25.094cm" svg:y1="8.693cm" svg:x2="22.229cm" svg:y2="9.036cm" draw:start-shape="id6" draw:start-glue-point="3" draw:end-shape="id1" draw:end-glue-point="10" svg:d="M25094 8693l-2865 343" svg:viewBox="0 0 2866 344">
          <text:p/>
        </draw:connector>
        <draw:custom-shape draw:style-name="gr36" draw:text-style-name="P12" xml:id="id9" draw:id="id9" draw:layer="layout" svg:width="2.898cm" svg:height="1.162cm" svg:x="19.331cm" svg:y="10.004cm">
          <text:p text:style-name="P11"><text:span text:style-name="T6">Account 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4" draw:layer="layout" draw:type="line" svg:x1="25.508cm" svg:y1="3.864cm" svg:x2="22.229cm" svg:y2="10.585cm" draw:start-shape="id4" draw:start-glue-point="3" draw:end-shape="id9" draw:end-glue-point="10" svg:d="M25508 3864l-3279 6721" svg:viewBox="0 0 3280 6722">
          <text:p/>
        </draw:connector>
        <draw:connector draw:style-name="gr38" draw:text-style-name="P14" draw:layer="layout" draw:type="line" svg:x1="25.094cm" svg:y1="8.693cm" svg:x2="22.229cm" svg:y2="10.585cm" draw:start-shape="id6" draw:start-glue-point="3" draw:end-shape="id9" draw:end-glue-point="10" svg:d="M25094 8693l-2865 1892" svg:viewBox="0 0 2866 1893">
          <text:p/>
        </draw:connector>
        <draw:custom-shape draw:style-name="gr39" draw:text-style-name="P12" xml:id="id10" draw:id="id10" draw:layer="layout" svg:width="2.898cm" svg:height="1.16cm" svg:x="19.331cm" svg:y="11.361cm">
          <text:p text:style-name="P11"><text:span text:style-name="T6">Forgot 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4" draw:layer="layout" draw:type="line" svg:x1="25.508cm" svg:y1="3.864cm" svg:x2="22.229cm" svg:y2="11.941cm" draw:start-shape="id4" draw:start-glue-point="3" draw:end-shape="id10" draw:end-glue-point="10" svg:d="M25508 3864l-3279 8077" svg:viewBox="0 0 3280 8078">
          <text:p/>
        </draw:connector>
        <draw:connector draw:style-name="gr41" draw:text-style-name="P14" draw:layer="layout" draw:type="line" svg:x1="25.094cm" svg:y1="8.693cm" svg:x2="22.229cm" svg:y2="11.941cm" draw:start-shape="id6" draw:start-glue-point="3" draw:end-shape="id10" draw:end-glue-point="10" svg:d="M25094 8693l-2865 3248" svg:viewBox="0 0 2866 3249">
          <text:p/>
        </draw:connector>
        <draw:connector draw:style-name="gr42" draw:text-style-name="P14" draw:layer="layout" draw:type="line" svg:x1="19.331cm" svg:y1="11.941cm" svg:x2="15.13cm" svg:y2="6.756cm" draw:start-shape="id10" draw:start-glue-point="6" draw:end-shape="id11" draw:end-glue-point="1" svg:d="M19331 11941l-4201-5185" svg:viewBox="0 0 4202 5186">
          <text:p/>
        </draw:connector>
        <draw:connector draw:style-name="gr43" draw:text-style-name="P14" draw:layer="layout" draw:type="line" svg:x1="19.331cm" svg:y1="10.585cm" svg:x2="15.13cm" svg:y2="10.763cm" draw:start-shape="id9" draw:start-glue-point="6" draw:end-shape="id8" draw:end-glue-point="1" svg:d="M19331 10585l-4201 178" svg:viewBox="0 0 4202 179">
          <text:p/>
        </draw:connector>
        <draw:connector draw:style-name="gr44" draw:text-style-name="P14" draw:layer="layout" draw:type="line" svg:x1="19.331cm" svg:y1="10.585cm" svg:x2="15.13cm" svg:y2="3.337cm" draw:start-shape="id9" draw:start-glue-point="6" draw:end-shape="id2" draw:end-glue-point="1" svg:d="M19331 10585l-4201-7248" svg:viewBox="0 0 4202 7249">
          <text:p/>
        </draw:connecto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>
        <office:forms form:automatic-focus="false" form:apply-design-mode="false"/>
        <draw:frame presentation:style-name="pr9" draw:text-style-name="P1" draw:layer="layout" svg:width="26cm" svg:height="1.328cm" svg:x="1cm" svg:y="0.5cm" presentation:class="title" presentation:user-transformed="true">
          <draw:text-box>
            <text:p>System Interactions</text:p>
          </draw:text-box>
        </draw:frame>
        <draw:g>
          <draw:custom-shape draw:style-name="gr45" draw:text-style-name="P16" draw:layer="layout" svg:width="1.626cm" svg:height="2.663cm" svg:x="11.44cm" svg:y="1.905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5"><text:span text:style-name="T8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6" draw:text-style-name="P17" draw:layer="layout" svg:width="0.408cm" svg:height="0.484cm" svg:x="12.049cm" svg:y="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7" draw:text-style-name="P18" draw:layer="layout" svg:x1="12.253cm" svg:y1="2.631cm" svg:x2="12.253cm" svg:y2="3.377cm">
              <text:p/>
            </draw:line>
            <draw:line draw:style-name="gr48" draw:text-style-name="P18" draw:layer="layout" svg:x1="11.846cm" svg:y1="2.873cm" svg:x2="12.676cm" svg:y2="2.873cm">
              <text:p/>
            </draw:line>
            <draw:line draw:style-name="gr49" draw:text-style-name="P18" draw:layer="layout" svg:x1="12.253cm" svg:y1="3.358cm" svg:x2="12.66cm" svg:y2="3.842cm">
              <text:p/>
            </draw:line>
            <draw:line draw:style-name="gr50" draw:text-style-name="P18" draw:layer="layout" svg:x1="12.253cm" svg:y1="3.358cm" svg:x2="11.846cm" svg:y2="3.842cm">
              <text:p/>
            </draw:line>
          </draw:g>
        </draw:g>
        <draw:g>
          <draw:g>
            <draw:line draw:style-name="gr51" draw:text-style-name="P18" draw:layer="layout" svg:x1="17.699cm" svg:y1="3.932cm" svg:x2="17.699cm" svg:y2="13.146cm">
              <text:p/>
            </draw:line>
          </draw:g>
          <draw:custom-shape draw:style-name="gr52" draw:text-style-name="P20" draw:layer="layout" svg:width="3.256cm" svg:height="0.995cm" svg:x="16.07cm" svg:y="3.93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9"><text:span text:style-name="T9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53" draw:text-style-name="P18" draw:layer="layout" svg:x1="22.048cm" svg:y1="3.908cm" svg:x2="22.048cm" svg:y2="13.122cm">
              <text:p/>
            </draw:line>
          </draw:g>
          <draw:custom-shape draw:style-name="gr54" draw:text-style-name="P20" draw:layer="layout" svg:width="3.257cm" svg:height="1.469cm" svg:x="20.419cm" svg:y="3.90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9"><text:span text:style-name="T9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55" draw:text-style-name="P18" draw:layer="layout" svg:x1="26.312cm" svg:y1="3.833cm" svg:x2="26.312cm" svg:y2="13.047cm">
              <text:p/>
            </draw:line>
          </draw:g>
          <draw:custom-shape draw:style-name="gr56" draw:text-style-name="P20" draw:layer="layout" svg:width="3.256cm" svg:height="1.469cm" svg:x="24.684cm" svg:y="3.8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9"><text:span text:style-name="T9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7" draw:text-style-name="P21" draw:layer="layout" svg:width="3.871cm" svg:height="1.509cm" svg:x="10.795cm" svg:y="4.442cm">
          <draw:text-box>
            <text:p><text:span text:style-name="T10">&lt;&lt;Email </text:span><text:span text:style-name="T10">Client&gt;&gt;</text:span></text:p>
          </draw:text-box>
        </draw:frame>
        <draw:g>
          <draw:g>
            <draw:line draw:style-name="gr58" draw:text-style-name="P18" draw:layer="layout" svg:x1="17.699cm" svg:y1="3.932cm" svg:x2="17.699cm" svg:y2="13.146cm">
              <text:p/>
            </draw:line>
          </draw:g>
          <draw:custom-shape draw:style-name="gr59" draw:text-style-name="P20" draw:layer="layout" svg:width="3.256cm" svg:height="0.995cm" svg:x="16.07cm" svg:y="3.93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9"><text:span text:style-name="T9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line draw:style-name="gr60" draw:text-style-name="P18" draw:layer="layout" svg:x1="12.127cm" svg:y1="5.315cm" svg:x2="12.127cm" svg:y2="13.335cm">
              <text:p/>
            </draw:line>
          </draw:g>
        </draw:g>
        <draw:g>
          <draw:line draw:style-name="gr61" draw:text-style-name="P22" draw:layer="layout" svg:x1="12.114cm" svg:y1="6.844cm" svg:x2="17.658cm" svg:y2="6.844cm">
            <text:p/>
          </draw:line>
          <draw:frame draw:style-name="gr62" draw:text-style-name="P24" draw:layer="layout" svg:width="4.396cm" svg:height="0.701cm" svg:x="12.114cm" svg:y="6.151cm">
            <draw:text-box>
              <text:p text:style-name="P23"><text:span text:style-name="T9">secureConnectio</text:span><text:span text:style-name="T9">n()</text:span></text:p>
            </draw:text-box>
          </draw:frame>
        </draw:g>
        <draw:g>
          <draw:line draw:style-name="gr63" draw:text-style-name="P22" draw:layer="layout" svg:x1="12.188cm" svg:y1="7.867cm" svg:x2="17.732cm" svg:y2="7.867cm">
            <text:p/>
          </draw:line>
          <draw:frame draw:style-name="gr64" draw:text-style-name="P24" draw:layer="layout" svg:width="4.05cm" svg:height="0.702cm" svg:x="12.189cm" svg:y="7.173cm">
            <draw:text-box>
              <text:p text:style-name="P23"><text:span text:style-name="T9">login(credentials</text:span><text:span text:style-name="T9">)</text:span></text:p>
            </draw:text-box>
          </draw:frame>
        </draw:g>
        <draw:g>
          <draw:line draw:style-name="gr65" draw:text-style-name="P22" draw:layer="layout" svg:x1="17.645cm" svg:y1="8.388cm" svg:x2="22.091cm" svg:y2="8.388cm">
            <text:p/>
          </draw:line>
          <draw:frame draw:style-name="gr66" draw:text-style-name="P24" draw:layer="layout" svg:width="3.249cm" svg:height="0.703cm" svg:x="17.645cm" svg:y="7.694cm">
            <draw:text-box>
              <text:p text:style-name="P23"><text:span text:style-name="T9">getUser(user)</text:span></text:p>
            </draw:text-box>
          </draw:frame>
        </draw:g>
        <draw:g>
          <draw:line draw:style-name="gr67" draw:text-style-name="P22" draw:layer="layout" svg:x1="17.658cm" svg:y1="9.03cm" svg:x2="12.196cm" svg:y2="9.03cm">
            <text:p/>
          </draw:line>
          <draw:frame draw:style-name="gr68" draw:text-style-name="P25" draw:layer="layout" svg:width="3.993cm" svg:height="0.701cm" svg:x="13.663cm" svg:y="8.337cm">
            <draw:text-box>
              <text:p text:style-name="P23"><text:span text:style-name="T11">Request OTP</text:span></text:p>
            </draw:text-box>
          </draw:frame>
        </draw:g>
        <draw:g>
          <draw:line draw:style-name="gr69" draw:text-style-name="P22" draw:layer="layout" svg:x1="12.126cm" svg:y1="10.097cm" svg:x2="17.806cm" svg:y2="10.097cm">
            <text:p/>
          </draw:line>
          <draw:frame draw:style-name="gr70" draw:text-style-name="P24" draw:layer="layout" svg:width="4.15cm" svg:height="0.703cm" svg:x="12.126cm" svg:y="9.403cm">
            <draw:text-box>
              <text:p text:style-name="P23"><text:span text:style-name="T9">submit(OTP)</text:span></text:p>
            </draw:text-box>
          </draw:frame>
        </draw:g>
        <draw:g>
          <draw:line draw:style-name="gr71" draw:text-style-name="P22" draw:layer="layout" svg:x1="17.698cm" svg:y1="10.668cm" svg:x2="26.335cm" svg:y2="10.668cm">
            <text:p/>
          </draw:line>
          <draw:frame draw:style-name="gr72" draw:text-style-name="P24" draw:layer="layout" svg:width="6.31cm" svg:height="0.701cm" svg:x="17.698cm" svg:y="9.976cm">
            <draw:text-box>
              <text:p text:style-name="P23"><text:span text:style-name="T9">submit(OTP)</text:span></text:p>
            </draw:text-box>
          </draw:frame>
        </draw:g>
        <draw:g>
          <draw:line draw:style-name="gr73" draw:text-style-name="P22" draw:layer="layout" svg:x1="26.346cm" svg:y1="11.661cm" svg:x2="17.742cm" svg:y2="11.661cm">
            <text:p/>
          </draw:line>
          <draw:frame draw:style-name="gr74" draw:text-style-name="P25" draw:layer="layout" svg:width="6.291cm" svg:height="0.701cm" svg:x="20.055cm" svg:y="10.968cm">
            <draw:text-box>
              <text:p text:style-name="P23"><text:span text:style-name="T11">Authentication </text:span><text:span text:style-name="T11">Approved</text:span></text:p>
            </draw:text-box>
          </draw:frame>
        </draw:g>
        <draw:g>
          <draw:line draw:style-name="gr75" draw:text-style-name="P22" draw:layer="layout" svg:x1="17.69cm" svg:y1="12.464cm" svg:x2="12.228cm" svg:y2="12.464cm">
            <text:p/>
          </draw:line>
          <draw:frame draw:style-name="gr76" draw:text-style-name="P25" draw:layer="layout" svg:width="3.993cm" svg:height="0.702cm" svg:x="13.696cm" svg:y="11.771cm">
            <draw:text-box>
              <text:p text:style-name="P23"><text:span text:style-name="T11">Authenticated</text:span></text:p>
            </draw:text-box>
          </draw:frame>
        </draw:g>
        <draw:frame presentation:style-name="pr7" draw:text-style-name="P1" draw:layer="layout" svg:width="9.794cm" svg:height="10cm" svg:x="1.001cm" svg:y="3cm" presentation:class="outline" presentation:user-transformed="true">
          <draw:text-box>
            <text:list text:style-name="L2">
              <text:list-item>
                <text:p>Common User Themes</text:p>
                <text:list>
                  <text:list-item>
                    <text:p>User actions</text:p>
                  </text:list-item>
                  <text:list-item>
                    <text:p>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Abstraction</text:p>
          </draw:text-box>
        </draw:frame>
        <draw:g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77" draw:text-style-name="P27" draw:layer="layout" svg:width="12.837cm" svg:height="0.679cm" svg:x="13.198cm" svg:y="4.50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6"><text:span text:style-name="T9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29" draw:layer="layout" svg:width="12.837cm" svg:height="2.45cm" svg:x="13.198cm" svg:y="5.181cm">
            <text:p text:style-name="P28"><text:span text:style-name="T9">-</text:span><text:span text:style-name="T9"><text:tab/></text:span><text:span text:style-name="T9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29" draw:layer="layout" svg:width="12.837cm" svg:height="3.049cm" svg:x="13.198cm" svg:y="7.6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8"><text:span text:style-name="T9">+</text:span><text:span text:style-name="T9"><text:tab/></text:span><text:span text:style-name="T9">compareCreds(u1: string, p1: string, u2: string, p2: string): Boolean</text:span></text:p>
            <text:p text:style-name="P28"><text:span text:style-name="T9">+</text:span><text:span text:style-name="T9"><text:tab/></text:span><text:span text:style-name="T9">generateOTP(username: string): string</text:span></text:p>
            <text:p text:style-name="P28"><text:span text:style-name="T9">+</text:span><text:span text:style-name="T9"><text:tab/></text:span><text:span text:style-name="T9">generateSecret(): string</text:span></text:p>
            <text:p text:style-name="P28"><text:span text:style-name="T9">+</text:span><text:span text:style-name="T9"><text:tab/></text:span><text:span text:style-name="T9">generatePasswordSalt(): string</text:span></text:p>
            <text:p text:style-name="P28"><text:span text:style-name="T9">+</text:span><text:span text:style-name="T9"><text:tab/></text:span><text:span text:style-name="T9">generatePasswordHash(password: string, salt: string)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7" draw:text-style-name="P1" draw:layer="layout" svg:width="9.794cm" svg:height="10cm" svg:x="1.001cm" svg:y="3cm" presentation:class="outline" presentation:user-transformed="true">
          <draw:text-box>
            <text:list text:style-name="L2">
              <text:list-item>
                <text:p text:style-name="P4">Derived from the idea of HTTP Server implementations</text:p>
              </text:list-item>
              <text:list-item>
                <text:p>AuthHandler</text:p>
                <text:list>
                  <text:list-item>
                    <text:p>Multiple authentication types</text:p>
                  </text:list-item>
                  <text:list-item>
                    <text:p>Multiple se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Design Improvement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Potential need for more Foreign Keys</text:p>
              </text:list-item>
              <text:list-item>
                <text:p>Updating implementation of SSH Key Management</text:p>
                <text:list>
                  <text:list-item>
                    <text:p>Create entirely new subsystem and treat as external</text:p>
                  </text:list-item>
                </text:list>
              </text:list-item>
              <text:list-item>
                <text:p>Document Store for SSH Ke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JP:palt1" svg:font-family="'Noto Sans CJK JP:palt', 'Noto Sans CJK KR', 'Noto Sans CJK SC', 'Noto Sans CJK TC', 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8T12:23:58.391033268</meta:creation-date>
    <meta:editing-duration>PT1H23M39S</meta:editing-duration>
    <meta:editing-cycles>22</meta:editing-cycles>
    <meta:generator>LibreOffice/7.3.7.2$Linux_X86_64 LibreOffice_project/30$Build-2</meta:generator>
    <dc:title>Blue Curve</dc:title>
    <dc:date>2024-04-28T15:41:25.576344210</dc:date>
    <meta:document-statistic meta:object-count="183"/>
  </office:meta>
</office:document-meta>
</file>